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Kinnari" svg:font-family="Kinn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9.895cm" fo:margin-left="2.074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3.413cm"/>
    </style:style>
    <style:style style:name="Table1.C" style:family="table-column">
      <style:table-column-properties style:column-width="3.88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style:border-line-width="0.026cm 0.004cm 0.053cm" fo:padding="0.097cm" fo:border="1pt double #72bf44"/>
    </style:style>
    <style:style style:name="Table1.C2" style:family="table-cell">
      <style:table-cell-properties fo:padding="0.097cm" fo:border-left="0.05pt solid #ba131a" fo:border-right="0.05pt solid #ba131a" fo:border-top="none" fo:border-bottom="0.05pt solid #ba131a"/>
    </style:style>
    <style:style style:name="Table1.C3" style:family="table-cell">
      <style:table-cell-properties style:border-line-width="0.053cm 0.004cm 0.026cm" fo:padding="0.097cm" fo:border="1pt double #72bf44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4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Kinnari" fo:font-size="10.5pt" fo:font-weight="bold" loext:padding="0cm" loext:border="none"/>
    </style:style>
    <style:style style:name="P2" style:family="paragraph" style:parent-style-name="Standard">
      <style:paragraph-properties fo:line-height="100%" fo:text-align="justify" style:justify-single-word="false"/>
      <style:text-properties style:font-name="Kinnari" officeooo:rsid="00059714" officeooo:paragraph-rsid="00059714"/>
    </style:style>
    <style:style style:name="P3" style:family="paragraph" style:parent-style-name="Standard">
      <style:paragraph-properties fo:line-height="100%" fo:text-align="justify" style:justify-single-word="false"/>
      <style:text-properties style:font-name="Kinnari" fo:font-weight="bold" officeooo:rsid="000736df" officeooo:paragraph-rsid="000736df" style:font-weight-asian="bold" style:font-weight-complex="bold"/>
    </style:style>
    <style:style style:name="P4" style:family="paragraph" style:parent-style-name="Standard">
      <style:paragraph-properties fo:line-height="100%" fo:text-align="justify" style:justify-single-word="false"/>
      <style:text-properties style:font-name="Kinnari" fo:font-weight="bold" officeooo:rsid="000a3071" officeooo:paragraph-rsid="000a3071" style:font-weight-asian="bold" style:font-weight-complex="bold"/>
    </style:style>
    <style:style style:name="P5" style:family="paragraph" style:parent-style-name="Standard">
      <style:paragraph-properties fo:line-height="100%" fo:text-align="justify" style:justify-single-word="false"/>
      <style:text-properties style:font-name="Kinnari" fo:font-size="16pt" fo:font-weight="bold" officeooo:rsid="000736df" officeooo:paragraph-rsid="000736df" style:font-size-asian="16pt" style:font-weight-asian="bold" style:font-size-complex="16pt" style:font-weight-complex="bold"/>
    </style:style>
    <style:style style:name="P6" style:family="paragraph" style:parent-style-name="Text_20_body">
      <style:text-properties officeooo:rsid="000af191" officeooo:paragraph-rsid="000af191"/>
    </style:style>
    <style:style style:name="P7" style:family="paragraph" style:parent-style-name="Text_20_body">
      <style:text-properties officeooo:rsid="000af191" officeooo:paragraph-rsid="000c35c6"/>
    </style:style>
    <style:style style:name="P8" style:family="paragraph" style:parent-style-name="Text_20_body" style:list-style-name="L1">
      <style:paragraph-properties fo:margin-top="0cm" fo:margin-bottom="0.238cm" loext:contextual-spacing="false" fo:line-height="100%" fo:text-align="justify" style:justify-single-word="false"/>
      <style:text-properties fo:color="#000000" style:font-name="Kinnari" loext:padding="0cm" loext:border="none"/>
    </style:style>
    <style:style style:name="P9" style:family="paragraph" style:parent-style-name="Text_20_body" style:list-style-name="L3">
      <style:paragraph-properties fo:margin-top="0cm" fo:margin-bottom="0.238cm" loext:contextual-spacing="false" fo:line-height="100%" fo:text-align="justify" style:justify-single-word="false"/>
      <style:text-properties fo:color="#000000" style:font-name="Kinnari" loext:padding="0cm" loext:border="none"/>
    </style:style>
    <style:style style:name="P10" style:family="paragraph" style:parent-style-name="Text_20_body" style:list-style-name="L4">
      <style:paragraph-properties fo:margin-top="0cm" fo:margin-bottom="0.238cm" loext:contextual-spacing="false" fo:line-height="100%" fo:text-align="justify" style:justify-single-word="false"/>
      <style:text-properties fo:color="#000000" style:font-name="Kinnari" loext:padding="0cm" loext:border="none"/>
    </style:style>
    <style:style style:name="P11" style:family="paragraph" style:parent-style-name="Text_20_body" style:list-style-name="L6">
      <style:paragraph-properties fo:margin-top="0cm" fo:margin-bottom="0.238cm" loext:contextual-spacing="false" fo:line-height="100%" fo:text-align="justify" style:justify-single-word="false"/>
      <style:text-properties fo:color="#000000" style:font-name="Kinnari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Kinnari" loext:padding="0cm" loext:border="none"/>
    </style:style>
    <style:style style:name="P13" style:family="paragraph" style:parent-style-name="Text_20_body" style:list-style-name="L2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Kinnari" loext:padding="0cm" loext:border="none"/>
    </style:style>
    <style:style style:name="P14" style:family="paragraph" style:parent-style-name="Text_20_body" style:list-style-name="L5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Kinnari" loext:padding="0cm" loext:border="none"/>
    </style:style>
    <style:style style:name="P15" style:family="paragraph" style:parent-style-name="Table_20_Contents">
      <style:paragraph-properties fo:text-align="justify" style:justify-single-word="false"/>
      <style:text-properties style:font-name="Kinnari"/>
    </style:style>
    <style:style style:name="P16" style:family="paragraph" style:parent-style-name="Table_20_Contents">
      <style:paragraph-properties fo:text-align="justify" style:justify-single-word="false"/>
      <style:text-properties style:font-name="Kinnari" officeooo:rsid="000736df" officeooo:paragraph-rsid="000736df"/>
    </style:style>
    <style:style style:name="P17" style:family="paragraph" style:parent-style-name="Table_20_Contents">
      <style:paragraph-properties fo:text-align="justify" style:justify-single-word="false"/>
      <style:text-properties style:font-name="Kinnari" officeooo:rsid="000af191" officeooo:paragraph-rsid="000af191"/>
    </style:style>
    <style:style style:name="P18" style:family="paragraph" style:parent-style-name="Heading_20_2">
      <style:paragraph-properties fo:line-height="100%" fo:text-align="justify" style:justify-single-word="false"/>
      <style:text-properties fo:color="#000000" style:font-name="Kinnari" fo:font-size="15.75pt" fo:font-weight="bold" loext:padding="0cm" loext:border="none"/>
    </style:style>
    <style:style style:name="P19" style:family="paragraph" style:parent-style-name="Heading_20_2">
      <style:text-properties officeooo:rsid="000af191" officeooo:paragraph-rsid="000af191"/>
    </style:style>
    <style:style style:name="P20" style:family="paragraph" style:parent-style-name="Heading_20_2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Kinnari" fo:font-size="15.75pt" fo:font-weight="bold" loext:padding="0cm" loext:border="none"/>
    </style:style>
    <style:style style:name="P21" style:family="paragraph" style:parent-style-name="Horizontal_20_Line">
      <style:paragraph-properties fo:line-height="100%" fo:text-align="justify" style:justify-single-word="false"/>
      <style:text-properties style:font-name="Kinnari"/>
    </style:style>
    <style:style style:name="P22" style:family="paragraph" style:parent-style-name="Heading_20_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Kinnari" fo:font-size="13.5pt" fo:font-weight="bold" loext:padding="0cm" loext:border="none"/>
    </style:style>
    <style:style style:name="P23" style:family="paragraph" style:parent-style-name="Heading_20_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Kinnari" fo:font-size="13.5pt" fo:font-weight="bold" officeooo:paragraph-rsid="00045ea4" loext:padding="0cm" loext:border="none"/>
    </style:style>
    <style:style style:name="P24" style:family="paragraph" style:parent-style-name="Heading_20_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045ea4"/>
    </style:style>
    <style:style style:name="P25" style:family="paragraph" style:parent-style-name="Heading_20_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Kinnari" fo:font-size="18.75pt" fo:font-weight="bold" loext:padding="0cm" loext:border="none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line-height="100%" fo:text-align="justify" style:justify-single-word="false" fo:background-color="#ffffff" fo:padding="0cm" fo:border="none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line-height="100%" fo:text-align="justify" style:justify-single-word="false" fo:background-color="#ffffff" fo:padding="0cm" fo:border="none"/>
      <style:text-properties officeooo:paragraph-rsid="00045ea4"/>
    </style:style>
    <style:style style:name="P28" style:family="paragraph" style:parent-style-name="Preformatted_20_Text">
      <loext:graphic-properties draw:fill="solid" draw:fill-color="#ffffff" draw:opacity="100%"/>
      <style:paragraph-properties fo:line-height="100%" fo:text-align="justify" style:justify-single-word="false" fo:background-color="#ffffff" fo:padding="0cm" fo:border="none"/>
      <style:text-properties style:font-name="Kinnari"/>
    </style:style>
    <style:style style:name="P29" style:family="paragraph" style:parent-style-name="Preformatted_20_Text">
      <loext:graphic-properties draw:fill="solid" draw:fill-color="#ffffff" draw:opacity="100%"/>
      <style:paragraph-properties fo:line-height="100%" fo:text-align="justify" style:justify-single-word="false" fo:background-color="#ffffff" fo:padding="0cm" fo:border="none"/>
    </style:style>
    <style:style style:name="P30" style:family="paragraph" style:parent-style-name="Heading_20_9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Kinnari" fo:font-size="10.5pt" fo:font-weight="bold" loext:padding="0cm" loext:border="none"/>
    </style:style>
    <style:style style:name="P31" style:family="paragraph" style:parent-style-name="Heading_20_7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Kinnari" fo:font-size="10.5pt" fo:font-weight="bold" loext:padding="0cm" loext:border="none"/>
    </style:style>
    <style:style style:name="P32" style:family="paragraph" style:parent-style-name="Heading_20_5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Kinnari" fo:font-size="13.5pt" fo:font-weight="bold" loext:padding="0cm" loext:border="none"/>
    </style:style>
    <style:style style:name="P33" style:family="paragraph" style:parent-style-name="Heading_20_5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34" style:family="paragraph">
      <loext:graphic-properties draw:fill-color="#72bf44"/>
      <style:paragraph-properties fo:text-align="center"/>
    </style:style>
    <style:style style:name="P35" style:family="paragraph">
      <style:text-properties fo:font-size="12pt"/>
    </style:style>
    <style:style style:name="P36" style:family="paragraph">
      <style:paragraph-properties fo:text-align="center"/>
    </style:style>
    <style:style style:name="T1" style:family="text">
      <style:text-properties fo:color="#000000" style:font-name="Kinnari" fo:font-size="10.5pt" fo:background-color="#ffffff" loext:char-shading-value="0" loext:padding="0cm" loext:border="none"/>
    </style:style>
    <style:style style:name="T2" style:family="text">
      <style:text-properties fo:color="#000000" style:font-name="Kinnari" fo:font-size="10.5pt" officeooo:rsid="00045ea4" fo:background-color="#ffffff" loext:char-shading-value="0" loext:padding="0cm" loext:border="none"/>
    </style:style>
    <style:style style:name="T3" style:family="text">
      <style:text-properties fo:color="#000000" style:font-name="Kinnari" fo:font-size="10.5pt" fo:font-weight="bold" loext:padding="0cm" loext:border="none"/>
    </style:style>
    <style:style style:name="T4" style:family="text">
      <style:text-properties fo:color="#000000" style:font-name="Kinnari" fo:background-color="#ffffff" loext:char-shading-value="0" loext:padding="0cm" loext:border="none"/>
    </style:style>
    <style:style style:name="T5" style:family="text">
      <style:text-properties fo:color="#000000" style:font-name="Kinnari" fo:font-size="13.5pt" fo:font-weight="bold" loext:padding="0cm" loext:border="none"/>
    </style:style>
    <style:style style:name="T6" style:family="text">
      <style:text-properties officeooo:rsid="000827b1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officeooo:rsid="000c35c6"/>
    </style:style>
    <style:style style:name="T9" style:family="text">
      <style:text-properties officeooo:rsid="000c365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svg:stroke-width="0.101cm" svg:stroke-color="#72bf44" draw:marker-start-width="0.503cm" draw:marker-end="" draw:marker-end-width="0.503cm" draw:fill-color="#72bf44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" draw:textarea-horizontal-align="justify" draw:textarea-vertical-align="middle" draw:auto-grow-height="false" fo:min-height="1.245cm" fo:min-width="1.2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" draw:textarea-horizontal-align="justify" draw:textarea-vertical-align="middle" draw:auto-grow-height="false" fo:min-height="0.953cm" fo:min-width="2.7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" draw:textarea-horizontal-align="justify" draw:textarea-vertical-align="middle" draw:auto-grow-height="false" fo:min-height="0.979cm" fo:min-width="2.99cm" style:run-through="foreground" style:wrap="none" style:wrap-contour-mode="full" style:vertical-pos="from-top" style:vertical-rel="paragraph" style:horizontal-pos="from-left" style:horizontal-rel="paragraph"/>
    </style:style>
    <style:style style:name="gr5" style:family="graphic">
      <style:graphic-properties draw:marker-end="" draw:textarea-horizontal-align="justify" draw:textarea-vertical-align="middle" draw:auto-grow-height="false" fo:min-height="0.986cm" fo:min-width="2.9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end="" draw:textarea-horizontal-align="justify" draw:textarea-vertical-align="middle" draw:auto-grow-height="false" fo:min-height="1.111cm" fo:min-width="4.0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end="" draw:textarea-horizontal-align="justify" draw:textarea-vertical-align="middle" draw:auto-grow-height="false" fo:min-height="0.953cm" fo:min-width="4.0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end="" draw:textarea-horizontal-align="justify" draw:textarea-vertical-align="middle" draw:auto-grow-height="false" fo:min-height="0.953cm" fo:min-width="3.3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marker-end="" draw:textarea-horizontal-align="justify" draw:textarea-vertical-align="middle" draw:auto-grow-height="false" fo:min-height="1.099cm" fo:min-width="1.3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101cm" svg:stroke-color="#ed1c24" draw:marker-start-width="0.503cm" draw:marker-end="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101cm" svg:stroke-color="#72bf44" draw:marker-start-width="0.503cm" draw:marker-end="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2"><text:bookmark text:name="Sentiment-Analysis-Systems"/>Sentiment Analysis Systems</text:h>
      <text:h text:style-name="P1" text:outline-level="4"><text:bookmark text:name="Polarity"/>Polarity</text:h>
      <text:p text:style-name="P26"><text:span text:style-name="Source_20_Text"><text:span text:style-name="T1"><text:tab/>Positive or Negative</text:span></text:span></text:p>
      <text:h text:style-name="P1" text:outline-level="4"><text:bookmark text:name="Subjectivity"/>Subjectivity</text:h>
      <text:p text:style-name="P26"><text:span text:style-name="Source_20_Text"><text:span text:style-name="T1"><text:tab/>Subjective or Objective</text:span></text:span></text:p>
      <text:h text:style-name="P1" text:outline-level="4"><text:bookmark text:name="Aspects"/>Aspects</text:h>
      <text:p text:style-name="P26"><text:span text:style-name="Source_20_Text"><text:span text:style-name="T1"><text:tab/>Part or Whole</text:span></text:span></text:p>
      <text:h text:style-name="P22" text:outline-level="3"><text:bookmark text:name="Binary-Classification"/>Binary Classification</text:h>
      <text:p text:style-name="P29"><text:span text:style-name="Source_20_Text"><text:span text:style-name="T1"><text:tab/>Spam or Ham</text:span></text:span></text:p>
      <text:p text:style-name="P26"><text:span text:style-name="Source_20_Text"><text:span text:style-name="T1"><text:tab/>Cancer or Not Cancer</text:span></text:span></text:p>
      <text:h text:style-name="P22" text:outline-level="3"><text:bookmark text:name="Types:"/>Types:</text:h>
      <text:h text:style-name="P33" text:outline-level="5"><text:bookmark text:name="Rule-Based-Classifier"/><text:span text:style-name="T3">Rule Based Classifier</text:span></text:h>
      <text:p text:style-name="P29"><text:span text:style-name="Source_20_Text"><text:span text:style-name="T1"><text:tab/>Rules are formed by Experts</text:span></text:span></text:p>
      <text:p text:style-name="P28"/>
      <text:p text:style-name="P26"><text:span text:style-name="Source_20_Text"><text:span text:style-name="T1"><text:tab/>Corpus - Humen Experts - Rule Based Classifier</text:span></text:span></text:p>
      <text:h text:style-name="P1" text:outline-level="4"><text:bookmark text:name="ML-Based-Classifier"/>ML Based Classifier</text:h>
      <text:p text:style-name="P29"><text:span text:style-name="Source_20_Text"><text:span text:style-name="T1"><text:tab/>Pattern are found in aggrigate data</text:span></text:span></text:p>
      <text:p text:style-name="P28"/>
      <text:p text:style-name="P26"><text:span text:style-name="Source_20_Text"><text:span text:style-name="T1"><text:tab/>Corpus - Classification Algorithm - ML Based Classifier</text:span></text:span></text:p>
      <text:h text:style-name="P22" text:outline-level="3"><text:bookmark text:name="ML-vs-Rule"/>ML vs Rule</text:h>
      <text:list xml:id="list1045944644" text:style-name="L1">
        <text:list-item>
          <text:p text:style-name="P8">Dynamic - Static</text:p>
        </text:list-item>
        <text:list-item>
          <text:p text:style-name="P8">Less expert skill - High Expert skill</text:p>
        </text:list-item>
        <text:list-item>
          <text:p text:style-name="P8">Update happen simply Update the rules update the corpus - every time</text:p>
        </text:list-item>
        <text:list-item>
          <text:p text:style-name="P8">high quality data - Low</text:p>
        </text:list-item>
        <text:list-item>
          <text:p text:style-name="P8">explicit training step- No Need</text:p>
        </text:list-item>
        <text:list-item>
          <text:p text:style-name="P8">Cannot operate without- No instance need instance</text:p>
        </text:list-item>
      </text:list>
      <text:h text:style-name="P20" text:outline-level="2"><text:bookmark text:name="Rule-Based-Analysis"/>Rule Based Analysis</text:h>
      <text:p text:style-name="P29"><text:span text:style-name="Source_20_Text"><text:span text:style-name="T1"><text:tab/>Problem statement is simple</text:span></text:span></text:p>
      <text:p text:style-name="P29"><text:soft-page-break/><text:span text:style-name="Source_20_Text"><text:span text:style-name="T1"><text:tab/>Rules are staight forward and easily codified</text:span></text:span></text:p>
      <text:p text:style-name="P29"><text:span text:style-name="Source_20_Text"><text:span text:style-name="T1"><text:tab/>Rules are changed inprequently</text:span></text:span></text:p>
      <text:p text:style-name="P26"><text:span text:style-name="Source_20_Text"><text:span text:style-name="T1"><text:tab/>Few problem instance to train ML models</text:span></text:span></text:p>
      <text:h text:style-name="P20" text:outline-level="2"><text:bookmark text:name="ML-Based-Analysis"/>ML Based Analysis</text:h>
      <text:p text:style-name="P29"><text:span text:style-name="Source_20_Text"><text:span text:style-name="T1"><text:tab/>Problem statement reasonably complex</text:span></text:span></text:p>
      <text:p text:style-name="P29"><text:span text:style-name="Source_20_Text"><text:span text:style-name="T1"><text:tab/>Hard to find pattern</text:span></text:span></text:p>
      <text:p text:style-name="P29"><text:span text:style-name="Source_20_Text"><text:span text:style-name="T1"><text:tab/>Decsion varaibles are sensitive</text:span></text:span></text:p>
      <text:p text:style-name="P26"><text:span text:style-name="Source_20_Text"><text:span text:style-name="T1"><text:tab/>Large corpus available</text:span></text:span></text:p>
      <text:h text:style-name="P25" text:outline-level="1"><text:bookmark text:name="Machine-Learning"/>Machine Learning</text:h>
      <text:p text:style-name="P29"><text:span text:style-name="Source_20_Text"><text:span text:style-name="T1"><text:tab/>Huge data</text:span></text:span></text:p>
      <text:p text:style-name="P29"><text:span text:style-name="Source_20_Text"><text:span text:style-name="T1"><text:tab/>Find Pattern</text:span></text:span></text:p>
      <text:p text:style-name="P26"><text:span text:style-name="Source_20_Text"><text:span text:style-name="T1"><text:tab/>Make decision</text:span></text:span></text:p>
      <text:h text:style-name="P22" text:outline-level="3"><text:bookmark text:name="Fature-Vectors"/>Fature Vectors</text:h>
      <text:p text:style-name="P29"><text:span text:style-name="Source_20_Text"><text:span text:style-name="T1"><text:tab/>Each attributes in a corpus called features</text:span></text:span></text:p>
      <text:p text:style-name="P26"><text:span text:style-name="Source_20_Text"><text:span text:style-name="T1"><text:tab/>Each datapoint is a list of vector</text:span></text:span></text:p>
      <text:h text:style-name="P1" text:outline-level="4"><text:bookmark text:name="Traditional-ML-Based:"/>Traditional ML Based:</text:h>
      <text:p text:style-name="P26"><text:span text:style-name="Source_20_Text"><text:span text:style-name="T1"><text:tab/>Experts used to decide what features to pay attention to.</text:span></text:span></text:p>
      <text:h text:style-name="P1" text:outline-level="4"><text:bookmark text:name="Representational-ML-Based:"/>Representational ML Based:</text:h>
      <text:p text:style-name="P26"><text:span text:style-name="Source_20_Text"><text:span text:style-name="T1"><text:tab/>Figure out themeselves what features to pay attention to. </text:span></text:span></text:p>
      <text:h text:style-name="P20" text:outline-level="2"><text:bookmark text:name="Understanding-Deep-Learning-[Representation]"/>Understanding Deep Learning [Representation]</text:h>
      <text:h text:style-name="P22" text:outline-level="3"><text:bookmark text:name="Traditional-ML:"/>Traditional ML:</text:h>
      <text:p text:style-name="P26"><text:span text:style-name="Source_20_Text"><text:span text:style-name="T1"><text:tab/>Corpus - Feature selection by experts - classification Algorithm - ML Based</text:span></text:span></text:p>
      <text:h text:style-name="P22" text:outline-level="3"><text:bookmark text:name="Representational-ML:"/>Representational ML:</text:h>
      <text:p text:style-name="P29"><text:span text:style-name="Source_20_Text"><text:span text:style-name="T1"><text:tab/>Corpus - Feature Selection Algorithm - Classification algorithm - Representational Based ML</text:span></text:span></text:p>
      <text:p text:style-name="P29"><text:span text:style-name="Source_20_Text"><text:span text:style-name="T1">Ex: </text:span></text:span></text:p>
      <text:p text:style-name="P26"><text:span text:style-name="Source_20_Text"><text:span text:style-name="T4"><text:s text:c="4"/></text:span></text:span><text:span text:style-name="Source_20_Text"><text:span text:style-name="T1">Neural network</text:span></text:span></text:p>
      <text:h text:style-name="P22" text:outline-level="3"><text:bookmark text:name="Deep-Learning"/>Deep Learning</text:h>
      <text:p text:style-name="P26"><text:span text:style-name="Source_20_Text"><text:span text:style-name="T1"><text:tab/>Algorithms that learn what features matter</text:span></text:span></text:p>
      <text:h text:style-name="P22" text:outline-level="3"><text:bookmark text:name="Neural-Network"/><text:soft-page-break/>Neural Network</text:h>
      <text:p text:style-name="P29"><text:span text:style-name="Source_20_Text"><text:span text:style-name="T1"><text:tab/>This is the base of deep learning</text:span></text:span></text:p>
      <text:p text:style-name="P26"><text:span text:style-name="Source_20_Text"><text:span text:style-name="T1"><text:tab/>It contains many layers</text:span></text:span></text:p>
      <text:h text:style-name="P24" text:outline-level="3"><text:bookmark text:name="Neurons"/><text:span text:style-name="T5">Neurons</text:span></text:h>
      <text:h text:style-name="P24" text:outline-level="3"><text:span text:style-name="Source_20_Text"><text:span text:style-name="T1"><text:tab/>Methametical functions</text:span></text:span></text:h>
      <text:p text:style-name="P12"><text:tab/>Ex:</text:p>
      <text:p text:style-name="P29"><text:span text:style-name="Source_20_Text"><text:span text:style-name="T1"><text:tab/><text:tab/>Corpus of images - pixels/edges/corners/parts - classifiers</text:span></text:span></text:p>
      <text:p text:style-name="P26"><text:span text:style-name="Source_20_Text"><text:span text:style-name="T4"><text:s/><text:tab/><text:tab/></text:span></text:span><text:span text:style-name="Source_20_Text"><text:span text:style-name="T1">Corpus of images - layer1/ layer2... - classifiers</text:span></text:span></text:p>
      <text:h text:style-name="P30" text:outline-level="9"><text:bookmark text:name="Weight-of-neurons:"/><text:s text:c="7"/>Weight of neurons:</text:h>
      <text:p text:style-name="P29"><text:span text:style-name="Source_20_Text"><text:span text:style-name="T1"><text:tab/><text:tab/>Neurons interconnected using weight</text:span></text:span></text:p>
      <text:p text:style-name="P29"><text:span text:style-name="Source_20_Text"><text:span text:style-name="T1"><text:tab/><text:tab/>Oustput of second neurons is more sensitive <text:s/>of output of first neurons.</text:span></text:span></text:p>
      <text:p text:style-name="P26"><text:span text:style-name="Source_20_Text"><text:span text:style-name="T1"><text:tab/><text:tab/>stronger the connection - High weight</text:span></text:span></text:p>
      <text:h text:style-name="P20" text:outline-level="2"><text:bookmark text:name="Traditional-vs-Deep-Learning:"/>Traditional vs Deep Learning:</text:h>
      <text:p text:style-name="P26"><text:span text:style-name="Source_20_Text"><text:span text:style-name="T1"><text:tab/>Dynamic <text:s text:c="7"/>- <text:s text:c="2"/>Also Dynamic</text:span></text:span></text:p>
      <text:list xml:id="list1946502440" text:style-name="L2">
        <text:list-item>
          <text:p text:style-name="P13">More skill need feature selection - Less skill</text:p>
        </text:list-item>
        <text:list-item>
          <text:p text:style-name="P13">experts select features - algorithm select features</text:p>
        </text:list-item>
        <text:list-item>
          <text:p text:style-name="P13">work well numeric - work well numeric</text:p>
        </text:list-item>
        <text:list-item>
          <text:p text:style-name="P13">Not specialized in images and text - Specialized in images, voices, videos and text data</text:p>
        </text:list-item>
        <text:list-item>
          <text:p text:style-name="P13">Explicit algorithm - No explicit</text:p>
        </text:list-item>
        <text:list-item>
          <text:p text:style-name="P13">optimization - parametes - optimization - weight and bias</text:p>
        </text:list-item>
      </text:list>
      <text:h text:style-name="P22" text:outline-level="3"/>
      <text:h text:style-name="P22" text:outline-level="3"><text:bookmark text:name="Traditional-ML-algorithms:"/>Traditional ML algorithms:</text:h>
      <text:p text:style-name="P29"><text:span text:style-name="Source_20_Text"><text:span text:style-name="T1"><text:tab/>Linear Regression</text:span></text:span></text:p>
      <text:p text:style-name="P29"><text:span text:style-name="Source_20_Text"><text:span text:style-name="T1"><text:tab/>Support Vector Machine</text:span></text:span></text:p>
      <text:p text:style-name="P26"><text:span text:style-name="Source_20_Text"><text:span text:style-name="T1"><text:tab/>Decsion Tree</text:span></text:span></text:p>
      <text:h text:style-name="P22" text:outline-level="3"><text:bookmark text:name="Deep-Learning-Models"/>Deep Learning Models</text:h>
      <text:p text:style-name="P29"><text:span text:style-name="Source_20_Text"><text:span text:style-name="T1"><text:tab/>Fully connected , dense neural ntworks</text:span></text:span></text:p>
      <text:p text:style-name="P29"><text:span text:style-name="Source_20_Text"><text:span text:style-name="T1"><text:tab/>Convoluational Neural network - Images</text:span></text:span></text:p>
      <text:p text:style-name="P26"><text:span text:style-name="Source_20_Text"><text:span text:style-name="T1"><text:tab/>Recurrent Neural Network - NLP, text</text:span></text:span></text:p>
      <text:h text:style-name="P20" text:outline-level="2"><text:bookmark text:name="ML-Broad-Problem-Categories"/><text:soft-page-break/>ML Broad Problem Categories</text:h>
      <text:p text:style-name="P29"><text:span text:style-name="Source_20_Text"><text:span text:style-name="T1"><text:tab/>Classification</text:span></text:span></text:p>
      <text:p text:style-name="P29"><text:span text:style-name="Source_20_Text"><text:span text:style-name="T1"><text:tab/>Regression</text:span></text:span></text:p>
      <text:p text:style-name="P29"><text:span text:style-name="Source_20_Text"><text:span text:style-name="T1"><text:tab/>Clustering</text:span></text:span></text:p>
      <text:p text:style-name="P26"><text:span text:style-name="Source_20_Text"><text:span text:style-name="T1"><text:tab/>Dimentionality Reduction</text:span></text:span></text:p>
      <text:h text:style-name="P22" text:outline-level="3"><text:bookmark text:name="Classification-Use-Cases:"/>Classification Use Cases:</text:h>
      <text:p text:style-name="P29"><text:span text:style-name="Source_20_Text"><text:span text:style-name="T1"><text:tab/>Email : spam or ham?</text:span></text:span></text:p>
      <text:p text:style-name="P29"><text:span text:style-name="Source_20_Text"><text:span text:style-name="T1"><text:tab/>Images : cat , dog or mouse ?</text:span></text:span></text:p>
      <text:p text:style-name="P26"><text:span text:style-name="Source_20_Text"><text:span text:style-name="T1"><text:tab/>Text: Positive or Negative or Netrual</text:span></text:span></text:p>
      <text:h text:style-name="P22" text:outline-level="3"><text:bookmark text:name="Regression-Use-Cases:"/>Regression Use Cases:</text:h>
      <text:p text:style-name="P29"><text:span text:style-name="Source_20_Text"><text:span text:style-name="T1"><text:tab/>Predict stock price</text:span></text:span></text:p>
      <text:p text:style-name="P29"><text:span text:style-name="Source_20_Text"><text:span text:style-name="T1"><text:tab/>Predict house price</text:span></text:span></text:p>
      <text:p text:style-name="P26"><text:span text:style-name="Source_20_Text"><text:span text:style-name="T1"><text:tab/>Predict car millage</text:span></text:span></text:p>
      <text:h text:style-name="P22" text:outline-level="3"><text:bookmark text:name="Clustering-Use-Cases:"/>Clustering Use Cases:</text:h>
      <text:p text:style-name="P29"><text:span text:style-name="Source_20_Text"><text:span text:style-name="T1"><text:tab/>Find Some related category documents</text:span></text:span></text:p>
      <text:p text:style-name="P26"><text:span text:style-name="Source_20_Text"><text:span text:style-name="T1"><text:tab/>Find who are interested in <text:s/>sports</text:span></text:span></text:p>
      <text:h text:style-name="P22" text:outline-level="3"><text:bookmark text:name="Dimentionality-Reduction-Use-Cases:"/>Dimentionality Reduction Use Cases:</text:h>
      <text:p text:style-name="P29"><text:span text:style-name="Source_20_Text"><text:span text:style-name="T1"><text:tab/>Find stock movements</text:span></text:span></text:p>
      <text:p text:style-name="P29"><text:span text:style-name="Source_20_Text"><text:span text:style-name="T1"><text:tab/>Preprocess data find robust models</text:span></text:span></text:p>
      <text:p text:style-name="P26"><text:span text:style-name="Source_20_Text"><text:span text:style-name="T1"><text:tab/>Improve the performance of the model</text:span></text:span></text:p>
      <text:h text:style-name="P22" text:outline-level="3"><text:bookmark text:name="Recommendation-Systems:"/>Recommendation Systems:</text:h>
      <text:p text:style-name="P26"><text:span text:style-name="Source_20_Text"><text:span text:style-name="T1"><text:tab/>Recommend products to users</text:span></text:span></text:p>
      <text:h text:style-name="P22" text:outline-level="3"><text:bookmark text:name="Association-Rules-Learning:"/>Association Rules Learning:</text:h>
      <text:p text:style-name="P26"><text:span text:style-name="Source_20_Text"><text:span text:style-name="T1"><text:tab/>Detect transactions that occure together</text:span></text:span></text:p>
      <text:h text:style-name="P22" text:outline-level="3"><text:bookmark text:name="Reinforcement-Learning:"/>Reinforcement Learning:</text:h>
      <text:p text:style-name="P26"><text:span text:style-name="Source_20_Text"><text:span text:style-name="T1"><text:tab/>Train agent to navigate uncertain environment</text:span></text:span></text:p>
      <text:h text:style-name="P20" text:outline-level="2"><text:bookmark text:name="Type-of-ML:"/>Type of ML:</text:h>
      <text:h text:style-name="P22" text:outline-level="3"><text:bookmark text:name="Supervised-Learning:"/>Supervised Learning:</text:h>
      <text:p text:style-name="P29"><text:span text:style-name="Source_20_Text"><text:span text:style-name="T1"><text:tab/>Training data had label</text:span></text:span></text:p>
      <text:p text:style-name="P29"><text:soft-page-break/><text:span text:style-name="Source_20_Text"><text:span text:style-name="T1"><text:tab/>Contain both x and y</text:span></text:span></text:p>
      <text:p text:style-name="P26"><text:span text:style-name="Source_20_Text"><text:span text:style-name="T1"><text:tab/>y = f(x)</text:span></text:span></text:p>
      <text:h text:style-name="P22" text:outline-level="3"><text:bookmark text:name="Unsupervised-Learning:"/>Unsupervised Learning:</text:h>
      <text:p text:style-name="P29"><text:span text:style-name="Source_20_Text"><text:span text:style-name="T1"><text:tab/>Training data doesn't have label</text:span></text:span></text:p>
      <text:p text:style-name="P29"><text:span text:style-name="Source_20_Text"><text:span text:style-name="T1"><text:tab/>Contain only x</text:span></text:span></text:p>
      <text:p text:style-name="P26"><text:span text:style-name="Source_20_Text"><text:span text:style-name="T1"><text:tab/>Self discover the pattern</text:span></text:span></text:p>
      <text:p text:style-name="P12">ML Technique | Use Cases</text:p>
      <text:list xml:id="list3818655483" text:style-name="L3">
        <text:list-item>
          <text:p text:style-name="P9">unlabelled data | Find individual photos</text:p>
        </text:list-item>
        <text:list-item>
          <text:p text:style-name="P9">Latend factor anaysis | Find common drivers of 200 stocks</text:p>
        </text:list-item>
        <text:list-item>
          <text:p text:style-name="P9">Clustering | Find relevent document in corpus</text:p>
        </text:list-item>
        <text:list-item>
          <text:p text:style-name="P9">Anomaly Detection | Flag fradulant credit card transactions</text:p>
        </text:list-item>
        <text:list-item>
          <text:p text:style-name="P9">Quantization | Compress true color 24 bit to 8 bit</text:p>
        </text:list-item>
      </text:list>
      <text:h text:style-name="P22" text:outline-level="3"><text:bookmark text:name="Reinforcement-Learning:1"/>Reinforcement Learning:</text:h>
      <text:p text:style-name="P29"><text:span text:style-name="Source_20_Text"><text:span text:style-name="T1"><text:tab/>If you ask the wrong question , get the wrong answer.</text:span></text:span></text:p>
      <text:p text:style-name="P29"><text:span text:style-name="Source_20_Text"><text:span text:style-name="T1"><text:tab/>There is no x.</text:span></text:span></text:p>
      <text:p text:style-name="P29"><text:span text:style-name="Source_20_Text"><text:span text:style-name="T1"><text:tab/>Train decision makers to take actions to maximize rewards in an uncertain environment</text:span></text:span></text:p>
      <text:p text:style-name="P29"><text:span text:style-name="Source_20_Text"><text:span text:style-name="T1"><text:tab/>Decision Makers - Agent [Robots]</text:span></text:span></text:p>
      <text:p text:style-name="P29"><text:span text:style-name="Source_20_Text"><text:span text:style-name="T1"><text:tab/>Observe the environemnt</text:span></text:span></text:p>
      <text:p text:style-name="P29"><text:span text:style-name="Source_20_Text"><text:span text:style-name="T1"><text:tab/>Take Actions - Policy [Robots movement]</text:span></text:span></text:p>
      <text:p text:style-name="P26"><text:span text:style-name="Source_20_Text"><text:span text:style-name="T1"><text:tab/>Gets rewards</text:span></text:span></text:p>
      <text:h text:style-name="P22" text:outline-level="3"><text:bookmark text:name="UseCases:"/>UseCases:</text:h>
      <text:p text:style-name="P29"><text:span text:style-name="Source_20_Text"><text:span text:style-name="T4"><text:s text:c="4"/></text:span></text:span><text:span text:style-name="Source_20_Text"><text:span text:style-name="T1">self navigating robotes</text:span></text:span></text:p>
      <text:p text:style-name="P29"><text:span text:style-name="Source_20_Text"><text:span text:style-name="T4"><text:s text:c="4"/></text:span></text:span><text:span text:style-name="Source_20_Text"><text:span text:style-name="T1">Text mining - Generate summary</text:span></text:span></text:p>
      <text:p text:style-name="P26"><text:span text:style-name="Source_20_Text"><text:span text:style-name="T4"><text:s text:c="4"/></text:span></text:span><text:span text:style-name="Source_20_Text"><text:span text:style-name="T1">Healthcare - Optimize medications dosing</text:span></text:span></text:p>
      <text:h text:style-name="P20" text:outline-level="2"><text:bookmark text:name="Reinforcement-vs-Supervised/-Un:"/>Reinforcement vs Supervised/ Un:</text:h>
      <text:list xml:id="list397433977" text:style-name="L4">
        <text:list-item>
          <text:p text:style-name="P10">Choose the best actions get rewards | Predict or classify</text:p>
        </text:list-item>
        <text:list-item>
          <text:p text:style-name="P10">Environemnt unknown environment | known environment</text:p>
        </text:list-item>
        <text:list-item>
          <text:p text:style-name="P10">In trainig explore the environment | Find the pattern</text:p>
        </text:list-item>
        <text:list-item>
          <text:p text:style-name="P10">Goal determining the best policy | Goal determining the best model</text:p>
        </text:list-item>
      </text:list>
      <text:h text:style-name="P20" text:outline-level="2"><text:bookmark text:name="Recommendation-Systems:1"/><text:soft-page-break/>Recommendation Systems:</text:h>
      <text:h text:style-name="P22" text:outline-level="3"><text:bookmark text:name="Types:1"/>Types:</text:h>
      <text:h text:style-name="P31" text:outline-level="7"><text:bookmark text:name="Content-Based:"/><text:s text:c="4"/><text:tab/>Content Based:</text:h>
      <text:p text:style-name="P29"><text:span text:style-name="Source_20_Text"><text:span text:style-name="T1"><text:tab/>Based on rating</text:span></text:span></text:p>
      <text:p text:style-name="P29"><text:span text:style-name="Source_20_Text"><text:span text:style-name="T1"><text:tab/>Ex:</text:span></text:span></text:p>
      <text:p text:style-name="P29"><text:span text:style-name="Source_20_Text"><text:span text:style-name="T4"><text:s text:c="4"/><text:tab/></text:span></text:span><text:span text:style-name="Source_20_Text"><text:span text:style-name="T1">Views <text:s/></text:span></text:span></text:p>
      <text:p text:style-name="P26"><text:span text:style-name="Source_20_Text"><text:span text:style-name="T4"><text:s text:c="4"/><text:tab/></text:span></text:span><text:span text:style-name="Source_20_Text"><text:span text:style-name="T1">Purchases</text:span></text:span></text:p>
      <text:h text:style-name="P31" text:outline-level="7"><text:bookmark text:name="Collaborative:"/><text:s text:c="2"/><text:tab/>Collaborative:</text:h>
      <text:p text:style-name="P26"><text:span text:style-name="Source_20_Text"><text:span text:style-name="T1"><text:tab/>Based on other users</text:span></text:span></text:p>
      <text:h text:style-name="P31" text:outline-level="7"><text:bookmark text:name="Hybrid:"/><text:s/><text:tab/>Hybrid:</text:h>
      <text:p text:style-name="P26"><text:span text:style-name="Source_20_Text"><text:span text:style-name="T1"><text:tab/>Combination of both above</text:span></text:span></text:p>
      <text:h text:style-name="P25" text:outline-level="1"><text:bookmark text:name="Regression-Models"/>Regression Models</text:h>
      <text:h text:style-name="P20" text:outline-level="2"><text:bookmark text:name="Cause-and-Effect-Analysis"/>Cause and Effect Analysis</text:h>
      <text:p text:style-name="P29"><text:span text:style-name="Source_20_Text"><text:span text:style-name="T4"><text:tab/> </text:span></text:span><text:span text:style-name="Source_20_Text"><text:span text:style-name="T1">Cause <text:s/>= X</text:span></text:span></text:p>
      <text:p text:style-name="P29"><text:span text:style-name="Source_20_Text"><text:span text:style-name="T4"><text:tab/> </text:span></text:span><text:span text:style-name="Source_20_Text"><text:span text:style-name="T1">Effect = Y</text:span></text:span></text:p>
      <text:p text:style-name="P28"/>
      <text:p text:style-name="P29"><text:span text:style-name="Source_20_Text"><text:span text:style-name="T4"><text:s/><text:tab/></text:span></text:span><text:span text:style-name="Source_20_Text"><text:span text:style-name="T1">Find best fit line using MSE</text:span></text:span></text:p>
      <text:p text:style-name="P26"><text:span text:style-name="Source_20_Text"><text:span text:style-name="T4"><text:s/><text:tab/></text:span></text:span><text:span text:style-name="Source_20_Text"><text:span text:style-name="T1">Residules = y actual - ypred</text:span></text:span></text:p>
      <text:h text:style-name="P20" text:outline-level="2"><text:bookmark text:name="Choosing-Regression-Algorithms:"/>Choosing Regression Algorithms:</text:h>
      <text:p text:style-name="P21"/>
      <text:h text:style-name="P1" text:outline-level="4"><text:bookmark text:name="Feature-Size----------Dataset-Size---------------------Algorithm"/>Feature Size Dataset Size Algorithm</text:h>
      <text:p text:style-name="P21"/>
      <text:list xml:id="list662067105" text:style-name="L5">
        <text:list-item>
          <text:p text:style-name="P14">Many - Many Stochastic Gradient Descent SGD</text:p>
        </text:list-item>
        <text:list-item>
          <text:p text:style-name="P14">Many Small Least Angle Regression (LARS)</text:p>
        </text:list-item>
        <text:list-item>
          <text:p text:style-name="P14">Medium Medium Lasso, Elastic Net</text:p>
        </text:list-item>
        <text:list-item>
          <text:p text:style-name="P14">Many Medium Ridge</text:p>
        </text:list-item>
        <text:list-item>
          <text:p text:style-name="P14">Medium Small Support Vector Regression (Linear Kernel</text:p>
        </text:list-item>
        <text:list-item>
          <text:p text:style-name="P14">Few Small Support Vector Regression (RPF Kernel)</text:p>
        </text:list-item>
        <text:list-item>
          <text:p text:style-name="P14">Medium Large Support Vector Regression(Linear Kernel)</text:p>
        </text:list-item>
        <text:list-item>
          <text:p text:style-name="P14">Few Medium Decision Tree and Ensemble Methods</text:p>
        </text:list-item>
        <text:list-item>
          <text:p text:style-name="P14">Few Large Ordinary Least Square(OLS)</text:p>
        </text:list-item>
      </text:list>
      <text:h text:style-name="P20" text:outline-level="2"><text:bookmark text:name="Evaluation-Results-of-Regression"/><text:soft-page-break/>Evaluation Results of Regression</text:h>
      <text:h text:style-name="P22" text:outline-level="3"><text:bookmark text:name="Adjusted-R2"/>Adjusted R2</text:h>
      <text:p text:style-name="P29"><text:span text:style-name="Source_20_Text"><text:span text:style-name="T1"><text:tab/>Many featues has <text:s/>dataset. This is better compared to r2.</text:span></text:span></text:p>
      <text:p text:style-name="P26"><text:span text:style-name="Source_20_Text"><text:span text:style-name="T1"><text:tab/>Irrelevent variables are deleted.</text:span></text:span></text:p>
      <text:h text:style-name="P22" text:outline-level="3"><text:bookmark text:name="Residuals"/>Residuals</text:h>
      <text:h text:style-name="P23" text:outline-level="3"><text:bookmark text:name="F-Statistics"/>F-Statistics</text:h>
      <text:p text:style-name="P27"><text:span text:style-name="Source_20_Text"><text:span text:style-name="T1"><text:tab/>Based on Hypothesis testing</text:span></text:span></text:p>
      <text:h text:style-name="P22" text:outline-level="3"><text:bookmark text:name="T-Statistics"/>T-Statistics</text:h>
      <text:p text:style-name="P26"><text:span text:style-name="Source_20_Text"><text:span text:style-name="T1"><text:tab/>Based on Hypothesis testing</text:span></text:span></text:p>
      <text:h text:style-name="P22" text:outline-level="3"><text:bookmark text:name="R2"/>R2</text:h>
      <text:p text:style-name="P29"><text:span text:style-name="Source_20_Text"><text:span text:style-name="T1"><text:tab/>High better model</text:span></text:span></text:p>
      <text:p text:style-name="P26"><text:span text:style-name="Source_20_Text"><text:span text:style-name="T1"><text:tab/>High in train / low in test = Overfit</text:span></text:span></text:p>
      <text:h text:style-name="P22" text:outline-level="3"><text:bookmark text:name="T--Test-----------Vs------F--Test"/>T- Test Vs F- Test</text:h>
      <text:list xml:id="list101332876" text:style-name="L6">
        <text:list-item>
          <text:p text:style-name="P11">Each regression Coef | Whole model</text:p>
        </text:list-item>
        <text:list-item>
          <text:p text:style-name="P11">Null Hypothesis 0 | Null Hypothesis is 0</text:p>
        </text:list-item>
        <text:list-item>
          <text:p text:style-name="P11">Evulate each variable | Evaluate overall model</text:p>
        </text:list-item>
        <text:list-item>
          <text:p text:style-name="P11">Widely used | Rarely used</text:p>
        </text:list-item>
      </text:list>
      <text:h text:style-name="P25" text:outline-level="1"><text:bookmark text:name="Classification"/>Classification</text:h>
      <text:h text:style-name="P20" text:outline-level="2"><text:bookmark text:name="Types-of-Classification:"/>Types of Classification:</text:h>
      <text:h text:style-name="P32" text:outline-level="5"><text:bookmark text:name="Binary"/>Binary</text:h>
      <text:p text:style-name="P26"><text:span text:style-name="Source_20_Text"><text:span text:style-name="T1"><text:tab/>Yes / No</text:span></text:span></text:p>
      <text:h text:style-name="P22" text:outline-level="3"><text:bookmark text:name="Multi-Class"/>Multi Class</text:h>
      <text:p text:style-name="P29"><text:span text:style-name="Source_20_Text"><text:span text:style-name="T1"><text:tab/>Digit Classification [0 to 9]</text:span></text:span></text:p>
      <text:p text:style-name="P29"><text:span text:style-name="Source_20_Text"><text:span text:style-name="T1"><text:tab/>Logistic Regression</text:span></text:span></text:p>
      <text:p text:style-name="P29"><text:span text:style-name="Source_20_Text"><text:span text:style-name="T1"><text:tab/>Support Vector Machine</text:span></text:span><text:span text:style-name="Source_20_Text"><text:span text:style-name="T2">s</text:span></text:span></text:p>
      <text:p text:style-name="P29"><text:span text:style-name="Source_20_Text"><text:span text:style-name="T1"><text:tab/>Naive Bayes</text:span></text:span></text:p>
      <text:p text:style-name="P29"><text:span text:style-name="Source_20_Text"><text:span text:style-name="T1"><text:tab/>One vs all: train 10 binary classifiers</text:span></text:span></text:p>
      <text:p text:style-name="P29"><text:span text:style-name="Source_20_Text"><text:span text:style-name="T4"><text:tab/> <text:s text:c="3"/></text:span></text:span><text:span text:style-name="Source_20_Text"><text:span text:style-name="T1">0 or not 0</text:span></text:span></text:p>
      <text:p text:style-name="P29"><text:span text:style-name="Source_20_Text"><text:span text:style-name="T4"><text:tab/> <text:s text:c="3"/></text:span></text:span><text:span text:style-name="Source_20_Text"><text:span text:style-name="T1">1 or not 1</text:span></text:span></text:p>
      <text:p text:style-name="P29"><text:soft-page-break/><text:span text:style-name="Source_20_Text"><text:span text:style-name="T4"><text:tab/> <text:s text:c="3"/></text:span></text:span><text:span text:style-name="Source_20_Text"><text:span text:style-name="T1">2 or not 2</text:span></text:span></text:p>
      <text:p text:style-name="P28"/>
      <text:p text:style-name="P29"><text:span text:style-name="Source_20_Text"><text:span text:style-name="T1"><text:tab/>One vs One: train 45 binary classifiers</text:span></text:span></text:p>
      <text:p text:style-name="P29"><text:span text:style-name="Source_20_Text"><text:span text:style-name="T4"><text:tab/> <text:s text:c="3"/></text:span></text:span><text:span text:style-name="Source_20_Text"><text:span text:style-name="T1">0 vs 1, 0 vs 2, 0 vs 3 and so on</text:span></text:span></text:p>
      <text:p text:style-name="P26"><text:span text:style-name="Source_20_Text"><text:span text:style-name="T4"><text:tab/> <text:tab/></text:span></text:span><text:span text:style-name="Source_20_Text"><text:span text:style-name="T1">N(N-1)/2 = 10*(9)/2 = 45</text:span></text:span></text:p>
      <text:h text:style-name="P22" text:outline-level="3"><text:bookmark text:name="Multi-Label"/>Multi Label</text:h>
      <text:p text:style-name="P26"><text:span text:style-name="Source_20_Text"><text:span text:style-name="T1"><text:tab/>(True, Female), (False, Female)</text:span></text:span></text:p>
      <text:h text:style-name="P22" text:outline-level="3"><text:bookmark text:name="Multi-Output"/>Multi Output</text:h>
      <text:p text:style-name="P26"><text:span text:style-name="Source_20_Text"><text:span text:style-name="T1"><text:tab/>Combination of both multi class and multi label</text:span></text:span></text:p>
      <text:h text:style-name="P20" text:outline-level="2"><text:bookmark text:name="Choosing-Classification-Algorithms:"/>Choosing Classification Algorithms:</text:h>
      <text:p text:style-name="P2"><draw:custom-shape text:anchor-type="paragraph" draw:z-index="3" draw:name="Shape3" draw:style-name="gr4" svg:width="2.991cm" svg:height="0.98cm" svg:x="11.839cm" svg:y="7.287cm"><text:p>KNN</text:p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35" svg:width="2.544cm" svg:height="2.49cm" svg:x="4.888cm" svg:y="1.889cm"><text:p text:style-name="P35">&lt;100k</text:p><text:p text:style-name="P35">sampl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" draw:name="Shape1" draw:style-name="gr3" svg:width="2.752cm" svg:height="0.953cm" svg:x="8.797cm" svg:y="4.165cm"><text:p>Linear SVC</text:p><draw:enhanced-geometry svg:viewBox="0 0 21600 21600" draw:type="rectangle" draw:enhanced-path="M 0 0 L 21600 0 21600 21600 0 21600 0 0 Z N"/></draw:custom-shape><draw:custom-shape text:anchor-type="paragraph" draw:z-index="4" draw:name="Shape3" draw:style-name="gr5" draw:text-style-name="P35" svg:width="2.998cm" svg:height="0.987cm" svg:x="11.892cm" svg:y="8.742cm"><text:p text:style-name="P35">SVC</text:p><draw:enhanced-geometry svg:viewBox="0 0 21600 21600" draw:type="rectangle" draw:enhanced-path="M 0 0 L 21600 0 21600 21600 0 21600 0 0 Z N"/></draw:custom-shape><draw:custom-shape text:anchor-type="paragraph" draw:z-index="5" draw:name="Shape3" draw:style-name="gr6" draw:text-style-name="P35" svg:width="4.022cm" svg:height="1.112cm" svg:x="11.866cm" svg:y="10.012cm"><text:p text:style-name="P35"><text:s/><text:s/>Ensemble Classifiers</text:p><draw:enhanced-geometry svg:viewBox="0 0 21600 21600" draw:type="rectangle" draw:enhanced-path="M 0 0 L 21600 0 21600 21600 0 21600 0 0 Z N"/></draw:custom-shape><draw:custom-shape text:anchor-type="paragraph" draw:z-index="6" draw:name="Shape1" draw:style-name="gr7" svg:width="4.075cm" svg:height="0.953cm" svg:x="0.515cm" svg:y="6.281cm"><text:p>Kernel Approximation</text:p><draw:enhanced-geometry svg:viewBox="0 0 21600 21600" draw:type="rectangle" draw:enhanced-path="M 0 0 L 21600 0 21600 21600 0 21600 0 0 Z N"/></draw:custom-shape><draw:custom-shape text:anchor-type="paragraph" draw:z-index="7" draw:name="Shape1" draw:style-name="gr8" svg:width="3.315cm" svg:height="0.953cm" svg:x="4.193cm" svg:y="7.869cm"><text:p>Naive Bayes</text:p><draw:enhanced-geometry svg:viewBox="0 0 21600 21600" draw:type="rectangle" draw:enhanced-path="M 0 0 L 21600 0 21600 21600 0 21600 0 0 Z N"/></draw:custom-shape><draw:custom-shape text:anchor-type="paragraph" draw:z-index="8" draw:name="Shape1" draw:style-name="gr3" svg:width="2.752cm" svg:height="0.953cm" svg:x="0.647cm" svg:y="4.085cm"><text:p>SGD Classifier</text:p><draw:enhanced-geometry svg:viewBox="0 0 21600 21600" draw:type="rectangle" draw:enhanced-path="M 0 0 L 21600 0 21600 21600 0 21600 0 0 Z N"/></draw:custom-shape><draw:custom-shape text:anchor-type="paragraph" draw:z-index="9" draw:name="Shape4" draw:style-name="gr9" svg:width="2.68cm" svg:height="2.197cm" svg:x="8.876cm" svg:y="5.54cm"><text:p>Text Data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0" draw:name="Shape5" draw:style-name="gr1" draw:text-style-name="P34" svg:x1="7.431cm" svg:y1="3.159cm" svg:x2="10.1cm" svg:y2="3.133cm"><text:p/></draw:line><draw:line text:anchor-type="paragraph" draw:z-index="10" draw:name="Shape5" draw:style-name="gr10" draw:text-style-name="P36" svg:x1="2.219cm" svg:y1="3.159cm" svg:x2="4.888cm" svg:y2="3.133cm"><text:p/></draw:line><draw:line text:anchor-type="paragraph" draw:z-index="11" draw:name="Shape5" draw:style-name="gr10" draw:text-style-name="P36" svg:x1="2.219cm" svg:y1="4.086cm" svg:x2="2.219cm" svg:y2="3.133cm"><text:p/></draw:line><draw:line text:anchor-type="paragraph" draw:z-index="12" draw:name="Shape5" draw:style-name="gr11" draw:text-style-name="P36" svg:x1="10.1cm" svg:y1="4.112cm" svg:x2="10.058cm" svg:y2="3.159cm"><text:p/></draw:line><draw:line text:anchor-type="paragraph" draw:z-index="13" draw:name="Shape5" draw:style-name="gr10" draw:text-style-name="P36" svg:x1="10.164cm" svg:y1="5.54cm" svg:x2="10.164cm" svg:y2="5.117cm"><text:p/></draw:line><draw:line text:anchor-type="paragraph" draw:z-index="14" draw:name="Shape5" draw:style-name="gr10" draw:text-style-name="P36" svg:x1="13.286cm" svg:y1="8.742cm" svg:x2="13.286cm" svg:y2="8.266cm"><text:p/></draw:line><draw:line text:anchor-type="paragraph" draw:z-index="15" draw:name="Shape5" draw:style-name="gr10" draw:text-style-name="P36" svg:x1="13.222cm" svg:y1="7.286cm" svg:x2="13.222cm" svg:y2="6.625cm"><text:p/></draw:line><draw:line text:anchor-type="paragraph" draw:z-index="16" draw:name="Shape5" draw:style-name="gr10" draw:text-style-name="P36" svg:x1="13.286cm" svg:y1="10.012cm" svg:x2="13.286cm" svg:y2="9.728cm"><text:p/></draw:line><draw:line text:anchor-type="paragraph" draw:z-index="17" draw:name="Shape5" draw:style-name="gr10" draw:text-style-name="P36" svg:x1="2.12cm" svg:y1="6.282cm" svg:x2="2.12cm" svg:y2="5.038cm"><text:p/></draw:line><draw:line text:anchor-type="paragraph" draw:z-index="18" draw:name="Shape5" draw:style-name="gr11" draw:text-style-name="P36" svg:x1="5.93cm" svg:y1="7.869cm" svg:x2="5.93cm" svg:y2="6.625cm"><text:p/></draw:line><draw:line text:anchor-type="paragraph" draw:z-index="19" draw:name="Shape5" draw:style-name="gr11" draw:text-style-name="P36" svg:x1="5.93cm" svg:y1="6.625cm" svg:x2="8.876cm" svg:y2="6.625cm"><text:p/></draw:line><draw:line text:anchor-type="paragraph" draw:z-index="20" draw:name="Shape5" draw:style-name="gr10" draw:text-style-name="P36" svg:x1="11.555cm" svg:y1="6.625cm" svg:x2="13.222cm" svg:y2="6.625cm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5">Classification Evaluation:</text:p>
      <text:p text:style-name="P3"><text:tab/><text:span text:style-name="T7">Confusion Matrix:</text:span></text:p>
      <text:p text:style-name="P3"><text:tab/><text:tab/></text:p>
      <text:p text:style-name="P3"><text:soft-page-break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Predicted/</text:p>
            <text:p text:style-name="P16">Actual</text:p>
          </table:table-cell>
          <table:table-cell table:style-name="Table1.A1" office:value-type="string">
            <text:p text:style-name="P16">Cancer</text:p>
          </table:table-cell>
          <table:table-cell table:style-name="Table1.C1" office:value-type="string">
            <text:p text:style-name="P16">No Cancer</text:p>
          </table:table-cell>
        </table:table-row>
        <table:table-row>
          <table:table-cell table:style-name="Table1.A2" office:value-type="string">
            <text:p text:style-name="P16">Cancer</text:p>
          </table:table-cell>
          <table:table-cell table:style-name="Table1.B2" office:value-type="string">
            <text:p text:style-name="P16">TP <text:s/>10</text:p>
          </table:table-cell>
          <table:table-cell table:style-name="Table1.C2" office:value-type="string">
            <text:p text:style-name="P16">FN <text:s/>4</text:p>
          </table:table-cell>
        </table:table-row>
        <table:table-row>
          <table:table-cell table:style-name="Table1.A2" office:value-type="string">
            <text:p text:style-name="P16">No Cancer</text:p>
          </table:table-cell>
          <table:table-cell table:style-name="Table1.A2" office:value-type="string">
            <text:p text:style-name="P16">FP <text:s/>5</text:p>
          </table:table-cell>
          <table:table-cell table:style-name="Table1.C3" office:value-type="string">
            <text:p text:style-name="P16">TN <text:s/>1000</text:p>
          </table:table-cell>
        </table:table-row>
      </table:table>
      <text:p text:style-name="P3"/>
      <text:p text:style-name="P3">Accuracy = TP + TN / No of Instances</text:p>
      <text:p text:style-name="P3"/>
      <text:p text:style-name="P3">Precision : Accuracy of flag <text:span text:style-name="T6">no </text:span>cancer</text:p>
      <text:p text:style-name="P3"><text:tab/>= TP/ TP+FP </text:p>
      <text:p text:style-name="P3"><text:tab/></text:p>
      <text:p text:style-name="P3">Recall : <text:span text:style-name="T6">Accuracy of flag cancer</text:span></text:p>
      <text:p text:style-name="P3"><text:tab/><text:span text:style-name="T6">= TP/ TP + FN</text:span></text:p>
      <text:p text:style-name="P3"/>
      <text:h text:style-name="Heading_20_2" text:outline-level="2">Clustering:</text:h>
      <text:p text:style-name="Text_20_body"/>
      <text:p text:style-name="P4">Use Cases:</text:p>
      <text:p text:style-name="P4"><text:tab/>May like the same kind of music</text:p>
      <text:p text:style-name="P4"><text:tab/>May have gone to the same school</text:p>
      <text:p text:style-name="P4"><text:tab/>May have kids an same age</text:p>
      <text:p text:style-name="P4"/>
      <text:p text:style-name="P4">Distance is used to divide the cluster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7">DataSet/</text:p>
            <text:p text:style-name="P17">Features</text:p>
          </table:table-cell>
          <table:table-cell table:style-name="Table2.A1" office:value-type="string">
            <text:p text:style-name="P17">Small</text:p>
          </table:table-cell>
          <table:table-cell table:style-name="Table2.A1" office:value-type="string">
            <text:p text:style-name="P17">Medium</text:p>
          </table:table-cell>
          <table:table-cell table:style-name="Table2.D1" office:value-type="string">
            <text:p text:style-name="P17">Large</text:p>
          </table:table-cell>
        </table:table-row>
        <table:table-row>
          <table:table-cell table:style-name="Table2.A2" office:value-type="string">
            <text:p text:style-name="P17">Many</text:p>
          </table:table-cell>
          <table:table-cell table:style-name="Table2.A2" office:value-type="string">
            <text:p text:style-name="P17">Mean-shift</text:p>
            <text:p text:style-name="P17">Affinity Propogation</text:p>
          </table:table-cell>
          <table:table-cell table:style-name="Table2.A2" office:value-type="string">
            <text:p text:style-name="P15"/>
          </table:table-cell>
          <table:table-cell table:style-name="Table2.D2" office:value-type="string">
            <text:p text:style-name="P17">Birch Aggiomerative</text:p>
          </table:table-cell>
        </table:table-row>
        <table:table-row>
          <table:table-cell table:style-name="Table2.A2" office:value-type="string">
            <text:p text:style-name="P17">Moderate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D2" office:value-type="string">
            <text:p text:style-name="P17">K means DBSCAN</text:p>
          </table:table-cell>
        </table:table-row>
        <table:table-row>
          <table:table-cell table:style-name="Table2.A2" office:value-type="string">
            <text:p text:style-name="P17">Few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7">Spectral</text:p>
          </table:table-cell>
          <table:table-cell table:style-name="Table2.D2" office:value-type="string">
            <text:p text:style-name="P15"/>
          </table:table-cell>
        </table:table-row>
      </table:table>
      <text:p text:style-name="P4"/>
      <text:h text:style-name="P19" text:outline-level="2"><text:soft-page-break/>Curse of dimentionality reduction</text:h>
      <text:p text:style-name="P6"><text:tab/>Problem in visualization</text:p>
      <text:p text:style-name="P6"><text:tab/><text:tab/>EDA Exploratory Data Analytics</text:p>
      <text:p text:style-name="P6"><text:tab/><text:tab/><text:tab/>Find Outilers</text:p>
      <text:p text:style-name="P6"><text:tab/><text:tab/><text:tab/>Anomaly Detection</text:p>
      <text:p text:style-name="P6"><text:tab/><text:tab/><text:tab/>Find Relationship</text:p>
      <text:p text:style-name="P6"><text:tab/><text:tab/>Cauese:</text:p>
      <text:p text:style-name="P6"><text:tab/><text:tab/><text:tab/>More Features </text:p>
      <text:p text:style-name="P6"><text:tab/>Problem in Traning</text:p>
      <text:p text:style-name="P6"><text:tab/><text:tab/>Causes:</text:p>
      <text:p text:style-name="P6"><text:tab/><text:tab/><text:tab/>Time Consuming</text:p>
      <text:p text:style-name="P6"><text:tab/><text:tab/><text:tab/>No of Parameters</text:p>
      <text:p text:style-name="P6"><text:tab/><text:tab/><text:tab/>High Cost real world</text:p>
      <text:p text:style-name="P6"><text:tab/>Problem in Prediction</text:p>
      <text:p text:style-name="P6"><text:tab/><text:tab/>Causes:</text:p>
      <text:p text:style-name="P6"><text:tab/><text:tab/><text:tab/>Dimentionality grows, search space excited</text:p>
      <text:p text:style-name="P6"/>
      <text:p text:style-name="P7"><text:tab/><text:span text:style-name="T8">Reducing Complexity:</text:span></text:p>
      <text:p text:style-name="P7"><text:tab/><text:tab/><text:span text:style-name="T8">Feature Selection :</text:span></text:p>
      <text:p text:style-name="P7"><text:tab/><text:tab/><text:tab/><text:span text:style-name="T8">Variance Thresholding</text:span></text:p>
      <text:p text:style-name="P7"><text:span text:style-name="T8"><text:tab/><text:tab/><text:tab/>ANOVA</text:span></text:p>
      <text:p text:style-name="P7"><text:span text:style-name="T8"><text:tab/><text:tab/><text:tab/>Mutual Info Regression </text:span></text:p>
      <text:p text:style-name="P7"><text:tab/><text:tab/><text:span text:style-name="T8">Dimentionality Reduction:</text:span><text:tab/></text:p>
      <text:p text:style-name="P7"><text:tab/><text:tab/><text:tab/><text:span text:style-name="T8">Projection - linear</text:span></text:p>
      <text:p text:style-name="P7"><text:tab/><text:tab/><text:tab/><text:tab/><text:span text:style-name="T9">PCA, LDA, QDA</text:span></text:p>
      <text:p text:style-name="P7"><text:tab/><text:tab/><text:tab/><text:span text:style-name="T8">Manifold Learning – Non linear</text:span></text:p>
      <text:p text:style-name="P7"><text:tab/><text:tab/><text:tab/><text:tab/><text:span text:style-name="T9">Swiss Roll, S Curve</text:span></text:p>
      <text:p text:style-name="P7"><text:tab/><text:tab/><text:tab/><text:tab/><text:span text:style-name="T9">Isomap, Kernel PCA</text:span></text:p>
      <text:p text:style-name="P7"><text:tab/><text:tab/><text:tab/><text:span text:style-name="T8">AutoEncoding – video, images</text:span></text:p>
      <text:p text:style-name="P7"><text:tab/><text:tab/><text:tab/><text:tab/><text:span text:style-name="T9">Neural Network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Kinnari" svg:font-family="Kinn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5T15:07:11.926978389</meta:creation-date>
    <dc:date>2020-01-05T16:05:50.593478998</dc:date>
    <meta:editing-duration>PT38M5S</meta:editing-duration>
    <meta:editing-cycles>9</meta:editing-cycles>
    <meta:generator>LibreOffice/6.0.7.3$Linux_X86_64 LibreOffice_project/00m0$Build-3</meta:generator>
    <meta:document-statistic meta:table-count="2" meta:image-count="0" meta:object-count="0" meta:page-count="10" meta:paragraph-count="274" meta:word-count="1128" meta:character-count="7198" meta:non-whitespace-character-count="6091"/>
  </office:meta>
</office:document-meta>
</file>